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List" style:list-style-name="L14"/>
    <style:style style:name="P47" style:family="paragraph" style:parent-style-name="List" style:list-style-name="L1">
      <style:paragraph-properties fo:margin-left="2.341cm" fo:margin-right="0cm" fo:text-indent="0cm" style:auto-text-indent="false"/>
    </style:style>
    <style:style style:name="P48" style:family="paragraph" style:parent-style-name="List" style:list-style-name="L11">
      <style:paragraph-properties fo:margin-left="2.341cm" fo:margin-right="0cm" fo:text-indent="0cm" style:auto-text-indent="false"/>
    </style:style>
    <style:style style:name="P49" style:family="paragraph" style:parent-style-name="List" style:list-style-name="L14">
      <style:paragraph-properties fo:margin-left="2.341cm" fo:margin-right="0cm" fo:text-indent="0cm" style:auto-text-indent="false"/>
    </style:style>
    <style:style style:name="P5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1" style:family="paragraph" style:parent-style-name="Table_20_Contents" style:list-style-name="L2"/>
    <style:style style:name="P52" style:family="paragraph" style:parent-style-name="Table_20_Contents" style:list-style-name="L3"/>
    <style:style style:name="P53" style:family="paragraph" style:parent-style-name="Table_20_Contents" style:list-style-name="L4"/>
    <style:style style:name="P54" style:family="paragraph" style:parent-style-name="Table_20_Contents" style:list-style-name="L5"/>
    <style:style style:name="P55" style:family="paragraph" style:parent-style-name="Table_20_Contents" style:list-style-name="L6"/>
    <style:style style:name="P56" style:family="paragraph" style:parent-style-name="Table_20_Contents" style:list-style-name="L7"/>
    <style:style style:name="P57" style:family="paragraph" style:parent-style-name="Table_20_Contents" style:list-style-name="L8"/>
    <style:style style:name="P58" style:family="paragraph" style:parent-style-name="Table_20_Contents" style:list-style-name="L9"/>
    <style:style style:name="P59" style:family="paragraph" style:parent-style-name="Table_20_Contents" style:list-style-name="L10"/>
    <style:style style:name="P60" style:family="paragraph" style:parent-style-name="Table_20_Contents" style:list-style-name="L12"/>
    <style:style style:name="P61" style:family="paragraph" style:parent-style-name="Table_20_Contents" style:list-style-name="L13"/>
    <style:style style:name="P62" style:family="paragraph" style:parent-style-name="Table_20_Contents" style:list-style-name="L15"/>
    <style:style style:name="P63" style:family="paragraph" style:parent-style-name="Table_20_Contents" style:list-style-name="L12">
      <style:text-properties fo:font-weight="normal" style:font-weight-asian="normal" style:font-weight-complex="normal"/>
    </style:style>
    <style:style style:name="P64" style:family="paragraph" style:parent-style-name="Table_20_Contents">
      <style:paragraph-properties fo:text-align="center" style:justify-single-word="false"/>
      <style:text-properties fo:color="#ffffff" fo:font-size="10pt" style:letter-kerning="false"/>
    </style:style>
    <style:style style:name="P65" style:family="paragraph" style:parent-style-name="Table_20_Contents">
      <style:paragraph-properties fo:text-align="end" style:justify-single-word="false"/>
      <style:text-properties fo:font-size="10pt" style:letter-kerning="false"/>
    </style:style>
    <style:style style:name="P66" style:family="paragraph" style:parent-style-name="Table_20_Contents" style:list-style-name="L12">
      <style:paragraph-properties fo:margin-left="0.415cm" fo:margin-right="0.011cm" fo:text-indent="0cm" style:auto-text-indent="false"/>
    </style:style>
    <style:style style:name="P67" style:family="paragraph" style:parent-style-name="Table_20_Contents" style:list-style-name="L12">
      <style:paragraph-properties fo:margin-left="0.415cm" fo:margin-right="0.011cm" fo:text-indent="0cm" style:auto-text-indent="false">
        <style:tab-stops/>
      </style:paragraph-properties>
    </style:style>
    <style:style style:name="P68"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Contents_20_1">
      <style:paragraph-properties>
        <style:tab-stops>
          <style:tab-stop style:position="0cm"/>
          <style:tab-stop style:position="3cm"/>
        </style:tab-stops>
      </style:paragraph-properties>
    </style:style>
    <style:style style:name="P74" style:family="paragraph" style:parent-style-name="Contents_20_2">
      <style:paragraph-properties>
        <style:tab-stops>
          <style:tab-stop style:position="0cm"/>
        </style:tab-stops>
      </style:paragraph-properties>
    </style:style>
    <style:style style:name="P7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9</text:p>
      <text:p text:style-name="P17">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9 – October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Chapter 1<text:tab/>About this Guide <text:s text:c="2"/><text:tab/>3</text:p>
          <text:p text:style-name="P73">Chapter 2<text:tab/>Introduction <text:s text:c="2"/><text:tab/>4</text:p>
          <text:p text:style-name="P74">Architecture <text:s text:c="2"/><text:tab/>5</text:p>
          <text:p text:style-name="P73">Chapter 3<text:tab/>System Requirements <text:s text:c="2"/><text:tab/>6</text:p>
          <text:p text:style-name="P74">Assumptions <text:s text:c="2"/><text:tab/>6</text:p>
          <text:p text:style-name="P74">Minimum Hardware Requirements <text:s text:c="2"/><text:tab/>7</text:p>
          <text:p text:style-name="P74">Operating System Requirements <text:s text:c="2"/><text:tab/>8</text:p>
          <text:p text:style-name="P73">Chapter 4<text:tab/>Installation <text:s text:c="2"/><text:tab/>9</text:p>
          <text:p text:style-name="P74">Software Downloads <text:s text:c="2"/><text:tab/>9</text:p>
          <text:p text:style-name="P74">Software Installation <text:s text:c="2"/><text:tab/>9</text:p>
          <text:p text:style-name="P73">Chapter 5<text:tab/>Configuration <text:s text:c="2"/><text:tab/>10</text:p>
          <text:p text:style-name="P74">GNUstep Environment Overview <text:s text:c="2"/><text:tab/>10</text:p>
          <text:p text:style-name="P74">Preferences Hierarchy <text:s text:c="2"/><text:tab/>11</text:p>
          <text:p text:style-name="P74">General Preferences <text:s text:c="2"/><text:tab/>12</text:p>
          <text:p text:style-name="P74">Authentication using LDAP <text:s text:c="2"/><text:tab/>16</text:p>
          <text:p text:style-name="P74">LDAP Attributes Indexing <text:s text:c="2"/><text:tab/>20</text:p>
          <text:p text:style-name="P74">Authenticating using C.A.S. <text:s text:c="2"/><text:tab/>20</text:p>
          <text:p text:style-name="P74">Database Configuration <text:s text:c="2"/><text:tab/>21</text:p>
          <text:p text:style-name="P74">Authentication using SQL <text:s text:c="2"/><text:tab/>23</text:p>
          <text:p text:style-name="P74">SMTP Server Configuration <text:s text:c="2"/><text:tab/>25</text:p>
          <text:p text:style-name="P74">IMAP Server Configuration <text:s text:c="2"/><text:tab/>25</text:p>
          <text:p text:style-name="P74">Web Interface Configuration <text:s text:c="2"/><text:tab/>27</text:p>
          <text:p text:style-name="P74">SOGo Configuration Summary <text:s text:c="2"/><text:tab/>30</text:p>
          <text:p text:style-name="P74">Multi-domains Configuration <text:s text:c="2"/><text:tab/>31</text:p>
          <text:p text:style-name="P74">Apache Configuration <text:s text:c="2"/><text:tab/>34</text:p>
          <text:p text:style-name="P74">Starting Services <text:s text:c="2"/><text:tab/>34</text:p>
          <text:p text:style-name="P74">EMail reminders <text:s text:c="2"/><text:tab/>35</text:p>
          <text:p text:style-name="P73"><text:soft-page-break/>Chapter 6<text:tab/>Managing User Accounts <text:s text:c="2"/><text:tab/>36</text:p>
          <text:p text:style-name="P74">Creating the SOGo Administrative Account <text:s text:c="2"/><text:tab/>36</text:p>
          <text:p text:style-name="P74">Creating a User Account <text:s text:c="2"/><text:tab/>36</text:p>
          <text:p text:style-name="P73">Chapter 7<text:tab/>Funambol <text:s text:c="2"/><text:tab/>38</text:p>
          <text:p text:style-name="P73">Chapter 8<text:tab/>Using SOGo <text:s text:c="2"/><text:tab/>41</text:p>
          <text:p text:style-name="P74">SOGo Web Interface <text:s text:c="2"/><text:tab/>41</text:p>
          <text:p text:style-name="P74">Mozilla Thunderbird and Lightning <text:s text:c="2"/><text:tab/>41</text:p>
          <text:p text:style-name="P74">Apple iCal 3 and 4 <text:s text:c="2"/><text:tab/>42</text:p>
          <text:p text:style-name="P74">Apple AddressBook (Mac OS X 10.6) <text:s text:c="2"/><text:tab/>42</text:p>
          <text:p text:style-name="P74">Funambol / Mobile Devices <text:s text:c="2"/><text:tab/>43</text:p>
          <text:p text:style-name="P73">Chapter 9<text:tab/>Additional Information <text:s text:c="2"/><text:tab/>44</text:p>
          <text:p text:style-name="P73">Chapter 10<text:tab/>Commercial Support and Contact Information <text:s text:c="2"/><text:tab/>45</text:p>
        </text:index-body>
      </text:table-of-content>
      <text:p text:style-name="Standard"/>
      <text:h text:style-name="P6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9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0" text:outline-level="1">System Requirements</text:h>
      <text:h text:style-name="Heading_20_2" text:outline-level="2">Assumptions</text:h>
      <text:p text:style-name="Standard">SOGo reuses many components in an infrastructure. Thus, it requires the following <text:s/>:</text:p>
      <text:list xml:id="list2153047874" text:style-name="L1">
        <text:list-header>
          <text:p text:style-name="P47">❏<text:tab/>Database server (MySQL, PostgreSQL or Oracle)</text:p>
          <text:p text:style-name="P50">❏<text:tab/>LDAP server (OpenLDAP, Novell eDirectory, Microsoft Active Directory and others) </text:p>
          <text:p text:style-name="P47">❏<text:tab/>SMTP server (Postfix, Sendmail and others)</text:p>
          <text:p text:style-name="P4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635943879" text:style-name="L2">
              <text:list-header>
                <text:p text:style-name="P51">◾ Intel, AMD, or PowerPC CPU 1 GHz</text:p>
                <text:p text:style-name="P51">◾ 512 MB of RAM (without Funambol, 1 GB RAM otherwise)</text:p>
                <text:p text:style-name="P51">◾ 1 GB of disk space</text:p>
              </text:list-header>
            </text:list>
            <text:p text:style-name="Table_20_Contents"/>
            <text:p text:style-name="Table_20_Contents">Production</text:p>
            <text:list xml:id="list1889924392" text:style-name="L3">
              <text:list-header>
                <text:p text:style-name="P52">◾ Intel, AMD or PowerPC CPU 3 GHz</text:p>
              </text:list-header>
            </text:list>
            <text:list xml:id="list2135894725" text:style-name="L4">
              <text:list-header>
                <text:p text:style-name="P53">◾ 2048 MB of RAM</text:p>
              </text:list-header>
            </text:list>
            <text:list xml:id="list482989948" text:style-name="L3">
              <text:list-header>
                <text:p text:style-name="P5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05777334" text:style-name="L5">
              <text:list-header>
                <text:p text:style-name="P54">◾ Intel, AMD, or PowerPC CPU 1.5 GHz</text:p>
              </text:list-header>
            </text:list>
            <text:list xml:id="list1290453980" text:style-name="L6">
              <text:list-header>
                <text:p text:style-name="P55">◾ 1024x768 monitor resolution</text:p>
              </text:list-header>
            </text:list>
            <text:list xml:id="list682468318" text:style-name="L7">
              <text:list-header>
                <text:p text:style-name="P56">◾ 512 MB of RAM</text:p>
                <text:p text:style-name="P56">◾ 128 Kbps or higher network connection</text:p>
              </text:list-header>
            </text:list>
            <text:p text:style-name="Table_20_Contents"/>
            <text:p text:style-name="Table_20_Contents">Microsoft Windows</text:p>
            <text:list xml:id="list1579310153" text:style-name="L6">
              <text:list-header>
                <text:p text:style-name="P55">◾ Microsoft Windows XP SP2 or Vista</text:p>
              </text:list-header>
            </text:list>
            <text:p text:style-name="Table_20_Contents"/>
            <text:p text:style-name="Table_20_Contents">Apple Mac OS X</text:p>
            <text:list xml:id="list2142123157" text:style-name="L8">
              <text:list-header>
                <text:p text:style-name="P57">◾ Apple Mac OS X 10.2 or later</text:p>
              </text:list-header>
            </text:list>
            <text:p text:style-name="Table_20_Contents"/>
            <text:p text:style-name="Table_20_Contents">Linux</text:p>
            <text:list xml:id="list1707818902" text:style-name="L9">
              <text:list-header>
                <text:p text:style-name="P58">◾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653121270" text:style-name="L10">
              <text:list-header>
                <text:p text:style-name="P59">◾ Palm OS based devices with Synthesis SyncML Client</text:p>
                <text:p text:style-name="P59">◾ Research In Motion (RIM) BlackBerry devices with Funambol client</text:p>
                <text:p text:style-name="P59">◾ Microsoft Windows Mobile PocketPC or SmartPhone with the Funambol client</text:p>
              </text:list-header>
            </text:list>
            <text:p text:style-name="Table_20_Contents"/>
            <text:list xml:id="list1613645196" text:continue-numbering="true" text:style-name="L10">
              <text:list-header>
                <text:p text:style-name="P59">Apple iPhone / iPod / iPad using Apple iOS 3.0 or later</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1473021162" text:style-name="L11">
        <text:list-header>
          <text:p text:style-name="P48">❏<text:tab/>Red Hat Enterprise Linux (RHEL) Server 5 and 6</text:p>
          <text:p text:style-name="P48">❏<text:tab/>Community ENTerprise Operating System (CentOS) 5 and 6</text:p>
          <text:p text:style-name="P48">❏<text:tab/>Debian GNU/Linux 5.0 (Lenny) and 6.0 (Squeeze)</text:p>
          <text:p text:style-name="P48">❏<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334964629"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468317549" text:continue-numbering="true" text:style-name="L12">
              <text:list-header>
                <text:p text:style-name="P60">◾ Public</text:p>
                <text:p text:style-name="P60">◾ Confidential</text:p>
                <text:p text:style-name="P60">◾ Private</text:p>
                <text:p text:style-name="P60">And each string must end with one of those values:</text:p>
                <text:p text:style-name="P60">◾ Viewer</text:p>
                <text:p text:style-name="P60">◾ DAndTViewer</text:p>
                <text:p text:style-name="P60">◾ Modifier</text:p>
                <text:p text:style-name="P60">◾ Responder</text:p>
                <text:p text:style-name="P60">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655658327" text:style-name="L13">
              <text:list-header>
                <text:p text:style-name="P61">◾ English</text:p>
                <text:p text:style-name="P61">◾ French</text:p>
                <text:p text:style-name="P61">◾ German</text:p>
                <text:p text:style-name="P61"><text:soft-page-break/>◾ Hungarian</text:p>
                <text:p text:style-name="P61">◾ Italian</text:p>
                <text:p text:style-name="P61">◾ Russian</text:p>
                <text:p text:style-name="P61">◾ Spanish</text:p>
                <text:p text:style-name="P61">◾ Swedish</text:p>
                <text:p text:style-name="P61">◾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633780359" text:continue-list="list1468317549"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1930410233"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1724652795"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370686643" text:style-name="L14">
        <text:list-header>
          <text:p text:style-name="P49">❏<text:tab/>givenName</text:p>
          <text:p text:style-name="P49">❏<text:tab/>cn</text:p>
          <text:p text:style-name="P49">❏<text:tab/>mail</text:p>
          <text:p text:style-name="P49">❏<text:tab/>sn</text:p>
          <text:p text:style-name="P4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1008063999" text:continue-list="list1724652795" text:style-name="L12">
              <text:list-header>
                <text:p text:style-name="P66">◾ <text:span text:style-name="T6">c_uid</text:span> : will be used for authentication – it's a username or username@domain.tld</text:p>
                <text:p text:style-name="P66">◾ <text:span text:style-name="T6">c_name</text:span> : will be used to uniquely identify entries – which can be identical to c_uid </text:p>
                <text:p text:style-name="P66">◾ <text:span text:style-name="T6">c_password</text:span> : password of the user, plain text, md5 or sha encoded </text:p>
                <text:p text:style-name="P66">◾ <text:span text:style-name="T6">c_cn</text:span> : the user's common name</text:p>
                <text:p text:style-name="P66">◾ <text:span text:style-name="T6">mail</text:span> : the user's email address</text:p>
                <text:p text:style-name="P67"/>
                <text:p text:style-name="P6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4"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oft-page-break/><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1887610112" text:style-name="L15">
              <text:list-header>
                <text:p text:style-name="P62"><text:span text:style-name="Code_20__28_inline_29_">◾ sendmail</text:span> – to use the sendmail binary</text:p>
                <text:p text:style-name="P62"><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ext:soft-page-break/>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0">◾ YES</text:p>
                <text:p text:style-name="P60">◾ NO</text:p>
                <text:p text:style-name="P63">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2">Parameter used to specify which RFC the IMAP server implements with respect to ACLs. Possible values are :</text:p>
                <text:p text:style-name="P62"><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388462003" text:continue-numbering="true"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ext:soft-page-break/>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2"/><text:bookmark text:name="bugnotes1"/>NGImap4ConnectionGroupPrefix</text:p>
            <text:p text:style-name="Table_20_Contents"/>
          </table:table-cell>
          <table:table-cell table:style-name="Table28.C12"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C2" office:value-type="string">
            <text:p text:style-name="Table_20_Contents">Parameter used to specify which module to show after login. Possible values are :</text:p>
            <text:list xml:id="list2033403181" text:continue-list="list317216539" text:style-name="L15">
              <text:list-header>
                <text:p text:style-name="P62"><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 office:value-type="string">
            <text:p text:style-name="P37">SOGoFaviconRelativeURL</text:p>
          </table:table-cell>
          <table:table-cell table:style-name="Table1.C3"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6"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7" office:value-type="string">
            <text:p text:style-name="Table_20_Contents">SOGoMailListViewColumnsOrder<text:line-break/>(not currently editable in Web interface)</text:p>
          </table:table-cell>
          <table:table-cell table:style-name="Table1.C7" office:value-type="string">
            <text:p text:style-name="Table_20_Contents">Parameter used to specify the default order of the columns from the SOGo webmail interface. The parameter is an array, for example :</text:p>
            <text:p text:style-name="Table_20_Contents"><text:soft-page-break/></text:p>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8" office:value-type="string">
            <text:p text:style-name="Table_20_Contents">SOGoVacationEnabled</text:p>
          </table:table-cell>
          <table:table-cell table:style-name="Table1.C8"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9" office:value-type="string">
            <text:p text:style-name="Table_20_Contents">SOGoForwardEnabled</text:p>
          </table:table-cell>
          <table:table-cell table:style-name="Table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10" office:value-type="string">
            <text:p text:style-name="Table_20_Contents">SOGoSieveScriptsEnabled</text:p>
          </table:table-cell>
          <table:table-cell table:style-name="Table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11" office:value-type="string">
            <text:p text:style-name="Table_20_Contents">SOGoMailPollingIntervals</text:p>
          </table:table-cell>
          <table:table-cell table:style-name="Table1.C11" office:value-type="string">
            <text:p text:style-name="Table_20_Contents">Parameter used to define the mail polling intervals (in minutes) available to the user. The parameter is an array that can contain the following numbers:</text:p>
            <text:list xml:id="list1855310349" text:continue-numbering="true" text:style-name="L15">
              <text:list-header>
                <text:p text:style-name="P62"><text:span text:style-name="Code_20__28_inline_29_">◾ 1</text:span></text:p>
                <text:p text:style-name="P62"><text:span text:style-name="Code_20__28_inline_29_">◾ 2</text:span></text:p>
                <text:p text:style-name="P62"><text:span text:style-name="Code_20__28_inline_29_">◾ 5</text:span></text:p>
                <text:p text:style-name="P62"><text:span text:style-name="Code_20__28_inline_29_">◾ 10</text:span></text:p>
                <text:p text:style-name="P62"><text:span text:style-name="Code_20__28_inline_29_">◾ 20</text:span></text:p>
                <text:p text:style-name="P62"><text:span text:style-name="Code_20__28_inline_29_">◾ 30</text:span></text:p>
                <text:p text:style-name="P62"><text:span text:style-name="Code_20__28_inline_29_">◾ 60</text:span></text:p>
                <text:p text:style-name="P62">Defaults to the list above when unset.</text:p>
              </text:list-header>
            </text:list>
          </table:table-cell>
        </table:table-row>
        <table:table-row>
          <table:table-cell table:style-name="Table1.A2" office:value-type="string">
            <text:p text:style-name="P32">U</text:p>
          </table:table-cell>
          <table:table-cell table:style-name="Table1.B12" office:value-type="string">
            <text:p text:style-name="Table_20_Contents">SOGoMailMessageCheck</text:p>
          </table:table-cell>
          <table:table-cell table:style-name="Table1.C12" office:value-type="string">
            <text:p text:style-name="Table_20_Contents">Parameter used to define the mail polling interval at which the IMAP server is queried for new messages. Possible values are :</text:p>
            <text:list xml:id="list93803196" text:continue-numbering="true" text:style-name="L15">
              <text:list-header>
                <text:p text:style-name="P62"><text:span text:style-name="Code_20__28_inline_29_">◾ manually</text:span></text:p>
                <text:p text:style-name="P62"><text:span text:style-name="Code_20__28_inline_29_">◾ every_minute</text:span></text:p>
                <text:p text:style-name="P62"><text:span text:style-name="Code_20__28_inline_29_">◾ every_2_minutes</text:span></text:p>
                <text:p text:style-name="P62"><text:span text:style-name="Code_20__28_inline_29_">◾ every_5_minutes</text:span></text:p>
                <text:p text:style-name="P62"><text:span text:style-name="Code_20__28_inline_29_">◾ every_10_minutes</text:span></text:p>
                <text:p text:style-name="P62"><text:span text:style-name="Code_20__28_inline_29_">◾ every_20_minutes</text:span></text:p>
                <text:p text:style-name="P62"><text:span text:style-name="Code_20__28_inline_29_">◾ every_30_minutes</text:span></text:p>
                <text:p text:style-name="P62"><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13" office:value-type="string">
            <text:p text:style-name="P40">SOGoMailAuxiliaryUserAccountsEnabled</text:p>
          </table:table-cell>
          <table:table-cell table:style-name="Table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14" office:value-type="string">
            <text:p text:style-name="P40">SOGoDefaultCalendar</text:p>
          </table:table-cell>
          <table:table-cell table:style-name="Table1.C14" office:value-type="string">
            <text:p text:style-name="Table_20_Contents">Parameter used to specify which calendar is used when creating an event or a task. Possible values <text:soft-page-break/>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15" office:value-type="string">
            <text:p text:style-name="Table_20_Contents">SOGoDayStartTime</text:p>
          </table:table-cell>
          <table:table-cell table:style-name="Table1.C15"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16" office:value-type="string">
            <text:p text:style-name="Table_20_Contents">SOGoDayEndTime</text:p>
          </table:table-cell>
          <table:table-cell table:style-name="Table1.C16"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17" office:value-type="string">
            <text:p text:style-name="Table_20_Contents">SOGoFirstDayOfWeek</text:p>
          </table:table-cell>
          <table:table-cell table:style-name="Table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18" office:value-type="string">
            <text:p text:style-name="Table_20_Contents">SOGoFirstWeekOfYear</text:p>
          </table:table-cell>
          <table:table-cell table:style-name="Table1.C18"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19" office:value-type="string">
            <text:p text:style-name="Table_20_Contents">SOGoTimeFormat</text:p>
          </table:table-cell>
          <table:table-cell table:style-name="Table1.C19"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0" office:value-type="string">
            <text:p text:style-name="Table_20_Contents">SOGoCalendarCategories</text:p>
          </table:table-cell>
          <table:table-cell table:style-name="Table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1" office:value-type="string">
            <text:p text:style-name="Table_20_Contents">SOGoCalendarDefaultCategoryColor</text:p>
          </table:table-cell>
          <table:table-cell table:style-name="Table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2" office:value-type="string">
            <text:p text:style-name="Table_20_Contents">SOGoFreeBusyDefaultInterval</text:p>
          </table:table-cell>
          <table:table-cell table:style-name="Table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3" office:value-type="string">
            <text:p text:style-name="Table_20_Contents">SOGoBusyOffHours</text:p>
          </table:table-cell>
          <table:table-cell table:style-name="Table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4" office:value-type="string">
            <text:p text:style-name="Table_20_Contents">SOGoMailMessageForwarding</text:p>
          </table:table-cell>
          <table:table-cell table:style-name="Table1.C24" office:value-type="string">
            <text:p text:style-name="Table_20_Contents">The method the message is to be forwarded. Possible values are :</text:p>
            <text:p text:style-name="Table_20_Contents"><text:span text:style-name="Code_20__28_inline_29_">◾ inline</text:span></text:p>
            <text:p text:style-name="Table_20_Contents"><text:soft-page-break/><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5" office:value-type="string">
            <text:p text:style-name="Table_20_Contents">SOGoMailReplyPlacement</text:p>
          </table:table-cell>
          <table:table-cell table:style-name="Table1.C25"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6" office:value-type="string">
            <text:p text:style-name="Table_20_Contents">SOGoMailSignaturePlacement</text:p>
          </table:table-cell>
          <table:table-cell table:style-name="Table1.C26"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7" office:value-type="string">
            <text:p text:style-name="Table_20_Contents">SOGoMailComposeMessageType</text:p>
          </table:table-cell>
          <table:table-cell table:style-name="Table1.C27"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8" office:value-type="string">
            <text:p text:style-name="P6">SOGoEnableEMailAlarms</text:p>
          </table:table-cell>
          <table:table-cell table:style-name="Table1.C28"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9" office:value-type="string">
            <text:p text:style-name="P6">SOGoContactsCategories</text:p>
          </table:table-cell>
          <table:table-cell table:style-name="Table1.C29"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soft-page-break/><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1"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1"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1 Inverse inc.<text:tab/><text:chapter text:display="name" text:outline-level="1">Commercial Support and Contact Information</text:chapter><text:tab/><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346</meta:editing-cycles>
    <meta:editing-duration>P10DT23H38M46S</meta:editing-duration>
    <dc:date>2011-10-26T14:04:47</dc:date>
    <meta:document-statistic meta:table-count="12" meta:image-count="4" meta:object-count="0" meta:page-count="47" meta:paragraph-count="1038" meta:word-count="9056" meta:character-count="59997" meta:non-whitespace-character-count="51211"/>
    <meta:user-defined meta:name="Info 1"/>
    <meta:user-defined meta:name="Info 2"/>
    <meta:user-defined meta:name="Info 3"/>
    <meta:user-defined meta:name="Info 4"/>
  </office:meta>
</office:document-meta>
</file>